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Spranq eco sans" svg:font-family="'Spranq eco sans'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2"/>Proposta Planejamento Atividades – OPTHS – 28/03/2012</text:p>
      <text:p text:style-name="Standard"/>
      <text:list xml:id="list2095717962" text:style-name="L1">
        <text:list-item>
          <text:p text:style-name="P1">Utilização do RedMime como acompanhamento demandas</text:p>
          <text:list>
            <text:list-item>
              <text:p text:style-name="P1">Cadastramento Projeto</text:p>
            </text:list-item>
            <text:list-item>
              <text:p text:style-name="P1">Cadastramento Usuários</text:p>
            </text:list-item>
            <text:list-item>
              <text:p text:style-name="P1">Cadastramento Demandas</text:p>
            </text:list-item>
            <text:list-item>
              <text:p text:style-name="P1">Acompanhamento/Treinamento</text:p>
            </text:list-item>
          </text:list>
        </text:list-item>
      </text:list>
      <text:p text:style-name="Standard"/>
      <text:list xml:id="list214768292" text:continue-numbering="true" text:style-name="L1">
        <text:list-item>
          <text:p text:style-name="P1">Aplicação Expresso3.0</text:p>
          <text:list>
            <text:list-item>
              <text:p text:style-name="P1">Ambiente para treinamento de testes/demo</text:p>
            </text:list-item>
            <text:list-item>
              <text:p text:style-name="P1">Treinar/Documentar Instalação de uma VM </text:p>
            </text:list-item>
            <text:list-item>
              <text:p text:style-name="P1">Divulgar comunidade de testes</text:p>
            </text:list-item>
            <text:list-item>
              <text:p text:style-name="P1">Treinar navegação e uso</text:p>
            </text:list-item>
            <text:list-item>
              <text:p text:style-name="P1">Definir/Planejar <text:s/>testes exploratórios</text:p>
            </text:list-item>
            <text:list-item>
              <text:p text:style-name="P1">Executar testes exploratórios</text:p>
            </text:list-item>
          </text:list>
        </text:list-item>
      </text:list>
      <text:p text:style-name="Standard"/>
      <text:list xml:id="list911852295" text:continue-numbering="true" text:style-name="L1">
        <text:list-item>
          <text:p text:style-name="P1">Testes Unitários – PhpUnit</text:p>
          <text:list>
            <text:list-item>
              <text:p text:style-name="P1">Definir/prospectar ambiente e necessidades</text:p>
            </text:list-item>
            <text:list-item>
              <text:p text:style-name="P1">Documentar estrutura e funcionamento</text:p>
            </text:list-item>
            <text:list-item>
              <text:p text:style-name="P1">Testar/adequar execução</text:p>
            </text:list-item>
            <text:list-item>
              <text:p text:style-name="P1">Elencar necessidade de criação de testes unitários</text:p>
            </text:list-item>
            <text:list-item>
              <text:p text:style-name="P1">Disponibilizar documentação ao desenvolvimento</text:p>
            </text:list-item>
          </text:list>
        </text:list-item>
      </text:list>
      <text:p text:style-name="Standard"/>
      <text:p text:style-name="Standard"><text:tab/></text:p>
      <text:list xml:id="list1908780039" text:continue-numbering="true" text:style-name="L1">
        <text:list-item>
          <text:p text:style-name="P1">Testes Automatizados – Selenium</text:p>
          <text:list>
            <text:list-item>
              <text:p text:style-name="P1">Definir/prospectar ambiente e necessidades</text:p>
            </text:list-item>
            <text:list-item>
              <text:p text:style-name="P1">Documentar/atualizar estrutura e funcionamento</text:p>
            </text:list-item>
            <text:list-item>
              <text:p text:style-name="P1">Treinar criação de testes automatizados</text:p>
            </text:list-item>
            <text:list-item>
              <text:p text:style-name="P1">Estabelecer testes prioritários a serem criados</text:p>
            </text:list-item>
            <text:list-item>
              <text:p text:style-name="P1">Cadastrar demandas de criação dos testes no RedMine</text:p>
            </text:list-item>
            <text:list-item>
              <text:p text:style-name="P1">Criar os Testes</text:p>
            </text:list-item>
          </text:list>
        </text:list-item>
      </text:list>
      <text:p text:style-name="Standard"/>
      <text:list xml:id="list610814856" text:continue-numbering="true" text:style-name="L1">
        <text:list-item>
          <text:p text:style-name="P1">Integração</text:p>
          <text:list>
            <text:list-item>
              <text:p text:style-name="P1">Estudar/prospectar funcionamento do Jenkins</text:p>
            </text:list-item>
            <text:list-item>
              <text:p text:style-name="P1">Documentar/Definir/Atualizar ambiente de IC</text:p>
            </text:list-item>
            <text:list-item>
              <text:p text:style-name="P1">Definir interfaces necessárias:</text:p>
              <text:list>
                <text:list-item>
                  <text:p text:style-name="P1">Plugin repositório</text:p>
                </text:list-item>
                <text:list-item>
                  <text:p text:style-name="P1">Plugin TestLink</text:p>
                </text:list-item>
                <text:list-item>
                  <text:p text:style-name="P1">Plugin RedMine</text:p>
                </text:list-item>
                <text:list-item>
                  <text:p text:style-name="P1">Plugin SeLenium</text:p>
                </text:list-item>
                <text:list-item>
                  <text:p text:style-name="P1">Criação Biulds</text:p>
                </text:list-item>
                <text:list-item>
                  <text:p text:style-name="P1">Jobs automatizados</text:p>
                </text:list-item>
              </text:list>
            </text:list-item>
            <text:list-item>
              <text:p text:style-name="P1">Divulgar desenvolvimento e externamente</text:p>
            </text:list-item>
          </text:list>
        </text:list-item>
      </text:list>
      <text:p text:style-name="Standard"/>
      <text:list xml:id="list931424568" text:continue-numbering="true" text:style-name="L1">
        <text:list-item>
          <text:p text:style-name="P1">V2 – Somente Bugs + AL + Token MP</text:p>
        </text:list-item>
      </text:list>
      <text:p text:style-name="Standard"/>
      <text:list xml:id="list684080888" text:continue-numbering="true" text:style-name="L1">
        <text:list-item>
          <text:p text:style-name="P1">Comunidade Expresso </text:p>
          <text:list>
            <text:list-item>
              <text:p text:style-name="P1">Diagnosticar situação atual</text:p>
            </text:list-item>
            <text:list-item>
              <text:p text:style-name="P1">Reestabelecer direcionamento único</text:p>
              <text:list>
                <text:list-item>
                  <text:p text:style-name="P1">Serpro, Celepar, Procergs, Dataprev, Prognus e Caixa</text:p>
                  <text:p text:style-name="P1"/>
                </text:list-item>
              </text:list>
            </text:list-item>
            <text:list-item>
              <text:p text:style-name="P1">Disponibilizar 3.0 no Repositório Externo - Github</text:p>
            </text:list-item>
            <text:list-item>
              <text:p text:style-name="P1">Estabelecer site externo para divulgação e documentação</text:p>
            </text:list-item>
            <text:list-item>
              <text:p text:style-name="P1">Publicar documentações</text:p>
            </text:list-item>
            <text:list-item>
              <text:p text:style-name="P1">Divulgar em meios de comunicação externo</text:p>
              <text:p text:style-name="P1"/>
            </text:list-item>
          </text:list>
        </text:list-item>
        <text:list-item>
          <text:p text:style-name="P1">PDC</text:p>
          <text:list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Spranq eco sans" svg:font-family="'Spranq eco sans'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0.5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pranq eco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Spranq eco 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Spranq eco sans" fo:font-size="10.5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pranq eco sans"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lter Zapalowski</meta:initial-creator>
    <meta:creation-date>2012-03-28T14:52:29</meta:creation-date>
    <dc:date>2012-03-28T15:53:32</dc:date>
    <dc:creator>Walter Zapalowski</dc:creator>
    <meta:editing-duration>PT12M47S</meta:editing-duration>
    <meta:editing-cycles>2</meta:editing-cycles>
    <meta:generator>LibreOffice/3.3$Linux LibreOffice_project/330m19$Build-6</meta:generator>
    <meta:document-statistic meta:table-count="0" meta:image-count="0" meta:object-count="0" meta:page-count="1" meta:paragraph-count="48" meta:word-count="226" meta:character-count="1599"/>
  </office:meta>
</office:document-meta>
</file>